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4E0000000000000000DB8080F90BBAFF57.svg" manifest:media-type="image/svg+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05a6" officeooo:paragraph-rsid="001005a6"/>
    </style:style>
    <style:style style:name="P2" style:family="paragraph" style:parent-style-name="Text_20_body">
      <style:text-properties officeooo:rsid="001005a6" officeooo:paragraph-rsid="001005a6" loext:padding="0.0193in" loext:border="0.06pt solid #d9d9e3"/>
    </style:style>
    <style:style style:name="P3" style:family="paragraph" style:parent-style-name="Standard">
      <style:text-properties officeooo:rsid="00115dd3" officeooo:paragraph-rsid="00115dd3"/>
    </style:style>
    <style:style style:name="P4" style:family="paragraph" style:parent-style-name="Text_20_body">
      <style:text-properties fo:font-size="10pt" officeooo:rsid="001005a6" officeooo:paragraph-rsid="001005a6" style:font-size-asian="10pt" style:font-size-complex="10pt"/>
    </style:style>
    <style:style style:name="P5" style:family="paragraph" style:parent-style-name="Text_20_body">
      <style:paragraph-properties fo:padding="0.0193in" fo:border="0.06pt solid #d9d9e3"/>
      <style:text-properties fo:font-size="10pt" style:font-size-asian="10pt" style:font-size-complex="10pt"/>
    </style:style>
    <style:style style:name="P6" style:family="paragraph" style:parent-style-name="Text_20_body">
      <style:paragraph-properties fo:padding="0.0193in" fo:border="0.06pt solid #d9d9e3"/>
      <style:text-properties loext:padding="0.0193in" loext:border="0.06pt solid #d9d9e3"/>
    </style:style>
    <style:style style:name="P7" style:family="paragraph" style:parent-style-name="Text_20_body">
      <style:text-properties loext:padding="0.0193in" loext:border="0.06pt solid #d9d9e3"/>
    </style:style>
    <style:style style:name="P8" style:family="paragraph" style:parent-style-name="Text_20_body">
      <style:paragraph-properties fo:margin-top="0in" fo:margin-bottom="0in" style:contextual-spacing="false"/>
      <style:text-properties loext:padding="0in" loext:border="none"/>
    </style:style>
    <style:style style:name="P9" style:family="paragraph" style:parent-style-name="Text_20_body" style:list-style-name="L1">
      <style:paragraph-properties fo:padding="0.0193in" fo:border="0.06pt solid #d9d9e3"/>
      <style:text-properties loext:padding="0.0193in" loext:border="0.06pt solid #d9d9e3"/>
    </style:style>
    <style:style style:name="P10" style:family="paragraph" style:parent-style-name="Text_20_body" style:list-style-name="L2">
      <style:paragraph-properties fo:padding="0.0193in" fo:border="0.06pt solid #d9d9e3"/>
      <style:text-properties loext:padding="0.0193in" loext:border="0.06pt solid #d9d9e3"/>
    </style:style>
    <style:style style:name="P11" style:family="paragraph" style:parent-style-name="Text_20_body" style:list-style-name="L3">
      <style:paragraph-properties fo:padding="0.0193in" fo:border="0.06pt solid #d9d9e3"/>
      <style:text-properties loext:padding="0.0193in" loext:border="0.06pt solid #d9d9e3"/>
    </style:style>
    <style:style style:name="P12" style:family="paragraph" style:parent-style-name="Text_20_body">
      <style:paragraph-properties fo:padding="0.0193in" fo:border="0.06pt solid #d9d9e3"/>
      <style:text-properties loext:padding="0.0193in" loext:border="0.06pt solid #d9d9e3"/>
    </style:style>
    <style:style style:name="P13" style:family="paragraph" style:parent-style-name="Text_20_body" style:list-style-name="L1">
      <style:paragraph-properties fo:padding="0.0193in" fo:border="0.06pt solid #d9d9e3"/>
      <style:text-properties officeooo:rsid="001005a6" officeooo:paragraph-rsid="001005a6" loext:padding="0.0193in" loext:border="0.06pt solid #d9d9e3"/>
    </style:style>
    <style:style style:name="P14" style:family="paragraph" style:parent-style-name="Text_20_body" style:list-style-name="L4">
      <style:paragraph-properties fo:padding="0.0193in" fo:border="0.06pt solid #d9d9e3"/>
      <style:text-properties fo:font-size="10pt" style:font-size-asian="10pt" style:font-size-complex="10pt"/>
    </style:style>
    <style:style style:name="P15" style:family="paragraph" style:parent-style-name="Text_20_body" style:list-style-name="L4">
      <style:paragraph-properties fo:padding="0.0193in" fo:border="0.06pt solid #d9d9e3"/>
      <style:text-properties fo:font-size="10pt" officeooo:paragraph-rsid="001005a6" style:font-size-asian="10pt" style:font-size-complex="10pt"/>
    </style:style>
    <style:style style:name="T1" style:family="text">
      <style:text-properties officeooo:rsid="001005a6"/>
    </style:style>
    <style:style style:name="T2" style:family="text">
      <style:text-properties fo:font-variant="normal" fo:text-transform="none" fo:color="#202124" loext:opacity="100%" style:font-name="Google Sans" fo:font-size="18pt" fo:letter-spacing="normal" fo:font-style="normal" fo:font-weight="normal"/>
    </style:style>
    <style:style style:name="T3" style:family="text">
      <style:text-properties officeooo:rsid="00115dd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GJ Roots and toots </text:p>
      <text:p text:style-name="P1"/>
      <text:p text:style-name="P1"><text:span text:style-name="T2">In medias res</text:span> <text:s/>and the Heros Journey steps</text:p>
      <text:p text:style-name="P1"/>
      <text:p text:style-name="P2">The Call to Adventure: Aria receives the mysterious chest from her grandmother, which holds the key to unlocking the secrets of her family's past. This is the call to adventure that sets her journey in motion.</text:p>
      <text:list text:style-name="L1">
        <text:list-item>
          <text:p text:style-name="P9">Refusal of the Call: At first, Aria is hesitant to embark on this journey. She is comfortable with her life and is unsure if she is ready for the challenges that lie ahead.</text:p>
          <text:p text:style-name="P9">-------------------------------<text:span text:style-name="T1">Start here in the middle of the action <text:s/>Aria is forced to leave her grandmother’s house and is being pursued by villain henchmen (We don’t get into why shes running just know shes being pursued) (come back to this later with time travel gimicks) ----------</text:span></text:p>
        </text:list-item>
        <text:list-item>
          <text:p text:style-name="P9">Meeting the Mentor: Aria meets a wise and experienced guide who helps her understand the importance of her journey and provides her with the knowledge and skills she needs to succeed.</text:p>
          <text:p text:style-name="P9">---------<text:span text:style-name="T1">Run into childhood friend who fights off the henchmen and helps you get to the goal (timemachine) -------------------------</text:span></text:p>
        </text:list-item>
        <text:list-item>
          <text:p text:style-name="P9">Crossing the Threshold: Aria overcomes her fear and decides to embark on her journey, leaving behind her comfortable life to embrace the unknown. </text:p>
          <text:p text:style-name="P9">----------------------<text:span text:style-name="T1">Crossing the threshold is crossing into the past--------------------------------</text:span></text:p>
        </text:list-item>
        <text:list-item>
          <text:p text:style-name="P9">Tests, Allies, and Enemies: As Aria travels, she faces numerous challenges and obstacles, and she meets people who will both help and hinder her on her journey.</text:p>
          <text:p text:style-name="P9">-----------------------<text:span text:style-name="T1">Sees parents and villain although she doesn’t know it yet------------------</text:span></text:p>
        </text:list-item>
        <text:list-item>
          <text:p text:style-name="P9">The Approach to the Innermost Cave: Aria reaches the heart of her journey, where she must confront the source of the mystery she is trying to unravel. ------------------------------------------------------<text:span text:style-name="T1">Learns about the usage of the (time machine, what its uses have been in the past why her parents died to prevent its use -------------------------</text:span></text:p>
        </text:list-item>
        <text:list-item>
          <text:p text:style-name="P9">The Ordeal: Aria faces her greatest challenge yet, where she must use all her knowledge, skills, and strength to overcome a seemingly insurmountable obstacle.</text:p>
          <text:p text:style-name="P9">-------------------<text:span text:style-name="T1">Back to the present to confront the bad guy (maybe gets beaten but gets stuck in a time loop and gets assistance from herself in the future-------------------------</text:span></text:p>
        </text:list-item>
        <text:list-item>
          <text:p text:style-name="P9"><text:soft-page-break/>The Reward: Aria discovers the truth about her family's past and learns the importance of preserving her heritage and cultural roots.--------------<text:span text:style-name="T1">Wins the fight but realizes the limited use of this trope and realizes how dangerous it could be. Agrees it should be destroyed. (or maybe not) (If destoryed she destroys the machine) Leaving only the present (If she agrees to keep the machine secret but still use it; then shes a dumb bitch who really didn’t learn anything) </text:span></text:p>
          <text:p text:style-name="P13">-</text:p>
        </text:list-item>
        <text:list-item>
          <text:p text:style-name="P9">The Road Back: Aria must return to her normal life, but she is changed by her journey and has a newfound sense of purpose. </text:p>
          <text:p text:style-name="P13"/>
        </text:list-item>
        <text:list-item>
          <text:p text:style-name="P9">The Return with the Elixir: Aria returns home with a deeper understanding of herself, her heritage, and her place in the world, and she is better equipped to face any challenges that lie ahead. --------------------<text:span text:style-name="T1">Understands and has a connection with her parents and why they decided to keep it’s secrets hidden, She understands why but maybe depending on your choices doesn’t agree and goes down her own path, Lives in the future, Lives in the past</text:span></text:p>
        </text:list-item>
      </text:list>
      <text:p text:style-name="P8"/>
      <text:p text:style-name="P7">Okay so how does it end? </text:p>
      <text:p text:style-name="P6">The ending of Aria's story will depend on the choices she makes and the actions she takes throughout her journey. However, here are a few possible ways the story could end:</text:p>
      <text:list text:style-name="L2">
        <text:list-item>
          <text:p text:style-name="P10">A happy ending: Aria and her love interest overcome the obstacles in their way and find happiness together. They also preserve the legacy of Aria's family's cultural roots and pass it on to future generations.</text:p>
        </text:list-item>
        <text:list-item>
          <text:p text:style-name="P10">A bittersweet ending: Aria is able to protect her family's legacy but sacrifices her own happiness in the process. She may also have to make a difficult decision that leaves her feeling both fulfilled and torn. <text:span text:style-name="T1">(honestly I don’t have much for a bittersweet ending see my opinions on point 4 one of those could be better sweet) </text:span></text:p>
        </text:list-item>
        <text:list-item>
          <text:p text:style-name="P10">A tragedy: Aria is unable to protect her family's legacy and loses the love of her life in the final battle. The story ends on a somber note, with Aria reflecting on the loss of what could have been. <text:span text:style-name="T1">(failures in decision checks, ie Death, capture, bad guy winning) </text:span></text:p>
        </text:list-item>
        <text:list-item>
          <text:p text:style-name="P10">An open ending: Aria's journey is incomplete, and the story ends with her setting out on a new quest or facing a new challenge. This leaves the door open for a sequel or continuation of the story. <text:span text:style-name="T1">(Decides maybe to branch away from the story ie (go to the cops who obviously won’t </text:span><text:soft-page-break/><text:span text:style-name="T1">know or believe any time travel business. (Decides to skip town and get away from everything leaving the story incomplete ie A refusal of the call) </text:span></text:p>
        </text:list-item>
      </text:list>
      <text:p text:style-name="P6">Regardless of the ending, it should feel satisfying and wrap up the main conflicts and themes of the story in a meaningful way. The reader should feel like they have journeyed with Aria and that her story has come full circle.</text:p>
      <text:p text:style-name="P8"><draw:frame draw:style-name="fr1" draw:name="Image7" text:anchor-type="as-char" svg:width="0.7874in" svg:height="0.3937in" draw:z-index="0"><draw:image xlink:href="Pictures/1000004E0000000000000000DB8080F90BBAFF57.svg" xlink:type="simple" xlink:show="embed" xlink:actuate="onLoad" draw:mime-type="image/svg+xml"/></draw:frame><draw:frame draw:style-name="fr1" draw:name="Image8" text:anchor-type="as-char" svg:width="0.7874in" svg:height="0.3937in" draw:z-index="1"><draw:image xlink:href="https://chat.openai.com/_next/image?url=https%3A%2F%2Flh3.googleusercontent.com%2Fa%2FAEdFTp5UdTavjpZArn2uhg3tZSJqajl5DN0RPmiKeBzSdA%3Ds96-c&amp;w=64&amp;q=75" xlink:type="simple" xlink:show="embed" xlink:actuate="onLoad"/><svg:title>Wesley Ingram</svg:title></draw:frame></text:p>
      <text:p text:style-name="P6">No matter what challenges Aria faces, she will be pushed to her limits and forced to grow as a person. She will learn new skills, forge new relationships, and discover her own inner strength as she strives to protect her family's legacy and uncover the truth about her past. The story will be full of action, adventure, and drama, as Aria embarks on a journey of discovery and self-discovery.</text:p>
      <text:p text:style-name="P8"><draw:frame draw:style-name="fr1" draw:name="Image11" text:anchor-type="as-char" svg:width="0.7874in" svg:height="0.3937in" draw:z-index="2"><draw:image xlink:href="Pictures/1000004E0000000000000000DB8080F90BBAFF57.svg" xlink:type="simple" xlink:show="embed" xlink:actuate="onLoad" draw:mime-type="image/svg+xml"/></draw:frame><draw:frame draw:style-name="fr1" draw:name="Image12" text:anchor-type="as-char" svg:width="0.7874in" svg:height="0.3937in" draw:z-index="3"><draw:image xlink:href="https://chat.openai.com/_next/image?url=https%3A%2F%2Flh3.googleusercontent.com%2Fa%2FAEdFTp5UdTavjpZArn2uhg3tZSJqajl5DN0RPmiKeBzSdA%3Ds96-c&amp;w=64&amp;q=75" xlink:type="simple" xlink:show="embed" xlink:actuate="onLoad"/><svg:title>Wesley Ingram</svg:title></draw:frame></text:p>
      <text:p text:style-name="P7">3. what next'</text:p>
      <text:p text:style-name="P6">As Aria delves deeper into the truth about her family's history and the power held within the chest, she may face the following challenges:</text:p>
      <text:list text:style-name="L3">
        <text:list-item>
          <text:p text:style-name="P11">Confronting members of her family who have been hiding the truth from her. They may try to stop her from uncovering the truth, either out of fear for the consequences or a desire to keep their own power.</text:p>
        </text:list-item>
        <text:list-item>
          <text:p text:style-name="P11">Uncovering the true extent of the magic contained within the chest and the responsibility that comes with it. Aria may discover that she is the only one capable of wielding the power, and must make a decision about what to do with it.</text:p>
        </text:list-item>
        <text:list-item>
          <text:p text:style-name="P11">Navigating political and social dynamics within the world where the chest's power originates from. Aria may find that there are factions vying for control of the magic, and she must navigate these complex relationships to find a solution that benefits everyone.</text:p>
        </text:list-item>
        <text:list-item>
          <text:p text:style-name="P11">Fighting against those who seek to use the chest's power for evil purposes. Aria may be forced to fight against powerful forces who wish to use the chest's magic for their own gain, and must use her skills and cunning to outwit them.</text:p>
        </text:list-item>
      </text:list>
      <text:p text:style-name="P6">As Aria continues on her journey, she will face a series of choices that will determine the outcome of her quest and the fate of the world. The story will be full of twists and turns, as Aria navigates a world of magic and danger in search of the truth about her family and her own identity.</text:p>
      <text:p text:style-name="P8"><text:soft-page-break/><draw:frame draw:style-name="fr1" draw:name="Image13" text:anchor-type="as-char" svg:width="0.7874in" svg:height="0.3937in" draw:z-index="4"><draw:image xlink:href="Pictures/1000004E0000000000000000DB8080F90BBAFF57.svg" xlink:type="simple" xlink:show="embed" xlink:actuate="onLoad" draw:mime-type="image/svg+xml"/></draw:frame><draw:frame draw:style-name="fr1" draw:name="Image14" text:anchor-type="as-char" svg:width="0.7874in" svg:height="0.3937in" draw:z-index="5"><draw:image xlink:href="https://chat.openai.com/_next/image?url=https%3A%2F%2Flh3.googleusercontent.com%2Fa%2FAEdFTp5UdTavjpZArn2uhg3tZSJqajl5DN0RPmiKeBzSdA%3Ds96-c&amp;w=64&amp;q=75" xlink:type="simple" xlink:show="embed" xlink:actuate="onLoad"/><svg:title>Wesley Ingram</svg:title></draw:frame></text:p>
      <text:p text:style-name="P7">when does the time travel start?</text:p>
      <text:p text:style-name="P6">If time travel isn't a part of the story, it won't start. The focus of the story would be on Aria's journey to uncover the truth about her family and the magic contained within the chest, and the challenges she faces along the way.</text:p>
      <text:p text:style-name="P8"><draw:frame draw:style-name="fr1" draw:name="Image15" text:anchor-type="as-char" svg:width="0.7874in" svg:height="0.3937in" draw:z-index="6"><draw:image xlink:href="Pictures/1000004E0000000000000000DB8080F90BBAFF57.svg" xlink:type="simple" xlink:show="embed" xlink:actuate="onLoad" draw:mime-type="image/svg+xml"/></draw:frame><draw:frame draw:style-name="fr1" draw:name="Image16" text:anchor-type="as-char" svg:width="0.7874in" svg:height="0.3937in" draw:z-index="7"><draw:image xlink:href="https://chat.openai.com/_next/image?url=https%3A%2F%2Flh3.googleusercontent.com%2Fa%2FAEdFTp5UdTavjpZArn2uhg3tZSJqajl5DN0RPmiKeBzSdA%3Ds96-c&amp;w=64&amp;q=75" xlink:type="simple" xlink:show="embed" xlink:actuate="onLoad"/><svg:title>Wesley Ingram</svg:title></draw:frame></text:p>
      <text:p text:style-name="P7">I said earlier there would be time travel</text:p>
      <text:p text:style-name="P6">Oh, I apologize! If time travel is a part of the story, then Aria would likely encounter the ability to time travel as she embarks on her journey. It could be revealed through the magic of the chest, or through encounters with other characters who possess the power. The time travel aspect would then add an additional layer of complexity to Aria's journey, as she potentially navigates between different eras and experiences.</text:p>
      <text:p text:style-name="P8"><draw:frame draw:style-name="fr1" draw:name="Image17" text:anchor-type="as-char" svg:width="0.7874in" svg:height="0.3937in" draw:z-index="8"><draw:image xlink:href="Pictures/1000004E0000000000000000DB8080F90BBAFF57.svg" xlink:type="simple" xlink:show="embed" xlink:actuate="onLoad" draw:mime-type="image/svg+xml"/></draw:frame><draw:frame draw:style-name="fr1" draw:name="Image18" text:anchor-type="as-char" svg:width="0.7874in" svg:height="0.3937in" draw:z-index="9"><draw:image xlink:href="https://chat.openai.com/_next/image?url=https%3A%2F%2Flh3.googleusercontent.com%2Fa%2FAEdFTp5UdTavjpZArn2uhg3tZSJqajl5DN0RPmiKeBzSdA%3Ds96-c&amp;w=64&amp;q=75" xlink:type="simple" xlink:show="embed" xlink:actuate="onLoad"/><svg:title>Wesley Ingram</svg:title></draw:frame></text:p>
      <text:p text:style-name="P7">the chest should have the answer for time travel</text:p>
      <text:p text:style-name="P6">Got it! In that case, the chest could hold the key to unlocking the power of time travel. As Aria embarks on her journey, she discovers that the chest is the only way for her to travel back in time and uncover the truth about her family and the events that led up to her loved one's death. With the help of the key and other characters she meets along the way, Aria is able to journey through different eras and gather the information she needs to solve the mystery. The power of time travel presents both opportunities and challenges for Aria, as she must navigate the consequences of her actions in the past and work to prevent the same tragedy from happening again.</text:p>
      <text:p text:style-name="P1"/>
      <text:p text:style-name="P1"/>
      <text:p text:style-name="P1"/>
      <text:p text:style-name="P1"/>
      <text:p text:style-name="P1"/>
      <text:p text:style-name="P1"/>
      <text:p text:style-name="P1"/>
      <text:p text:style-name="P4">The setting: The scene opens with Aria rushing through the forest, her heart racing and her breaths coming in short gasps. She is being chased by unknown attackers, and the chest she received from her grandmother is bouncing against her back with each step.</text:p>
      <text:list text:style-name="L4">
        <text:list-item>
          <text:p text:style-name="P14">The conflict: As Aria runs, she flashes back to the events that led her to this point. She remembers her grandmother's warning about the importance of preserving their cultural roots and the dangers that come with it. She recalls her journey to uncover the truth about her family's past and the obstacles she has faced along the way.</text:p>
        </text:list-item>
        <text:list-item>
          <text:p text:style-name="P14"><text:soft-page-break/>The stakes: Aria is now in grave danger, and the attackers are closing in. She knows that the chest she carries is the key to unlocking the truth about her family's past and that it must be protected at all costs.</text:p>
        </text:list-item>
        <text:list-item>
          <text:p text:style-name="P15">The hook: As Aria reaches a cliff, she faces a decision. She can either jump into the water below and risk losing the chest or fight off her attackers and risk losing her life. The scene ends with Aria making her choice, leaving the reader wondering what will happen next.</text:p>
        </text:list-item>
      </text:list>
      <text:p text:style-name="P5">By starting the story in the middle of the action, the reader is immediately drawn into the conflict and invested in the outcome. The flashbacks provide context and background information, while the high stakes and cliffhanger ending hook the reader and keep them engaged.</text:p>
      <text:p text:style-name="P1"/>
      <text:p text:style-name="P1">(intense music starts with sounds of running) </text:p>
      <text:p text:style-name="P1">??: Quickly! After her! </text:p>
      <text:p text:style-name="P1">N: Aria runs as fast as she can through the woods desperately trying to stay ahead of the men chasing her </text:p>
      <text:p text:style-name="P1">(clop clop footstep noises) </text:p>
      <text:p text:style-name="P1">She sees a clearing in the woods ahead. </text:p>
      <text:p text:style-name="P1">As she get to the clearing it drops off. Beneath her is a cliff dropping off to a lake. </text:p>
      <text:p text:style-name="P1">(Choice time</text:p>
      <text:p text:style-name="P1">I could try jumping and swimming ashore. The fall is too big I might not make it! </text:p>
      <text:p text:style-name="P1">Or I could stand and fight I might be able to get the upper hand.)</text:p>
      <text:p text:style-name="P1"/>
      <text:p text:style-name="P1">A. Jump</text:p>
      <text:p text:style-name="P1"/>
      <text:p text:style-name="P1">B. Fight</text:p>
      <text:p text:style-name="P1"/>
      <text:p text:style-name="P1">A. Jump – The right choice</text:p>
      <text:p text:style-name="P1"/>
      <text:p text:style-name="P1">B. Fight – The first game over screen</text:p>
      <text:p text:style-name="P1"/>
      <text:p text:style-name="P1">Aria decides to Fight. </text:p>
      <text:p text:style-name="P1">She manages a swift kick on the first man to approach but the others surround and grab her. </text:p>
      <text:p text:style-name="P1">Violent murder happens maybe some blood sqleching sounds and a scream *YOU DEAD BITCH*</text:p>
      <text:p text:style-name="P1"/>
      <text:p text:style-name="P1">Aria decides to jump. </text:p>
      <text:p text:style-name="P1"/>
      <text:p text:style-name="P1">Aria crashes into the lake </text:p>
      <text:p text:style-name="P1">She is finding it hard to keep going, She feels like all the energy is zapped out of her. </text:p>
      <text:p text:style-name="P1">She needs to power through and continue. She needs to get to safety and find out why this all happened. </text:p>
      <text:p text:style-name="P1">She swims to shore and catches her breath. </text:p>
      <text:p text:style-name="P1"/>
      <text:p text:style-name="P1">After a brief rest she continues on. </text:p>
      <text:p text:style-name="P1">She moves though the forest at a slower pace being on the look out for her pursuers. </text:p>
      <text:p text:style-name="P1">She comes to a road and sees a car passing by she waves frantically for help </text:p>
      <text:p text:style-name="P1">As the vehicle comes to a stop her pursuers catch up to her. </text:p>
      <text:p text:style-name="P1"/>
      <text:p text:style-name="P1">She notices the man in the vehicle looks familiar </text:p>
      <text:p text:style-name="P1"><text:soft-page-break/>(Aaron was writing this scene I’m not sure how this would go but the guy was coming back for something </text:p>
      <text:p text:style-name="P1">luck would have it their paths crossed and goals align for now.) </text:p>
      <text:p text:style-name="P1"><text:s/>(I had imagined it would be him fighting off a couple of henchies with a axe handle)</text:p>
      <text:p text:style-name="P1">(feel free to use however much off this you want) </text:p>
      <text:p text:style-name="P1"/>
      <text:p text:style-name="P1">They get in the car a drive off</text:p>
      <text:p text:style-name="P1">Man: So Aria? </text:p>
      <text:p text:style-name="P1">A: Ye, yes….. do I know you? </text:p>
      <text:p text:style-name="P1">Man STOPs truck </text:p>
      <text:p text:style-name="P1">man:…….. You really don’t remember me? </text:p>
      <text:p text:style-name="P1">A: I mean you seem familiar but no</text:p>
      <text:p text:style-name="P1">Man: …….ugh I can’t believe you </text:p>
      <text:p text:style-name="P1">Man…….Insert name ((I’ll go with Sam cause It starts with S on the home row and is next to A))…..You remember we used to play together as kids? </text:p>
      <text:p text:style-name="P1">A: Sam!? Really!? What are you doing I thought you went off to go live the city life? </text:p>
      <text:p text:style-name="P1">S: Starts truck again</text:p>
      <text:p text:style-name="P1">S: Yeah that's me. Still is but I got some business to take care of. </text:p>
      <text:p text:style-name="P1">S: I should be the one asking you the questions though. </text:p>
      <text:p text:style-name="P1">S: What is going on? Why were those people chasing you? </text:p>
      <text:p text:style-name="P1">A: I’m not sure. I think they want this though *pulls out chest* </text:p>
      <text:p text:style-name="P1">A: Grams left it for me. It was the last thing she gave me before….. </text:p>
      <text:p text:style-name="P1">S: I’m sorry for your loss. </text:p>
      <text:p text:style-name="P1">A: Thanks…. I don’t know what to do now. </text:p>
      <text:p text:style-name="P1">S: I know what I would do *eyes box* </text:p>
      <text:p text:style-name="P1">A: I’m not sure. Whatever it is might be valuable but those guys certainly wanted it. </text:p>
      <text:p text:style-name="P1">S: Won’t know till we look? Will we? <text:s/></text:p>
      <text:p text:style-name="P1">A: Yeah but it’s not worth the risk. Maybe I should just chuck it and skip town? </text:p>
      <text:p text:style-name="P1">S: That’s one option or we could go to the police? Or here’s a thought open it? </text:p>
      <text:p text:style-name="P1"/>
      <text:p text:style-name="P1">Choice time </text:p>
      <text:p text:style-name="P1">three choices </text:p>
      <text:p text:style-name="P1">A. Leave it and skip town (story is unresolved but Aria presumably leaves town in peace)</text:p>
      <text:p text:style-name="P1">B. Go to the cops (story is unresolved but no mystery is uncovered the boxes goes missing days later) </text:p>
      <text:p text:style-name="P1">C. Open the box</text:p>
      <text:p text:style-name="P1"/>
      <text:p text:style-name="P1">A: Yeah your right Sam Let’s open it. </text:p>
      <text:p text:style-name="P1">Aria opens the box </text:p>
      <text:p text:style-name="P1">Inside is a branch Aria pulls it out </text:p>
      <text:p text:style-name="P1">A: Well they must be mistaken. This couldn’t have any value could it? </text:p>
      <text:p text:style-name="P1">Sam glances over and slams on the breaks</text:p>
      <text:p text:style-name="P1">A: Again!? can’t you drive? </text:p>
      <text:p text:style-name="P1">Sam looks at the branch like he just realized something was missing. </text:p>
      <text:p text:style-name="P1">S: I’m not sure what this is all about.</text:p>
      <text:p text:style-name="P1">S: I get the feeling I know where that goes to though. </text:p>
      <text:p text:style-name="P1">A: It goes to a tree….? </text:p>
      <text:p text:style-name="P1">S: Yes a tree of course it goes to a tree; but Not just any TREE!</text:p>
      <text:p text:style-name="P1">Sam pulls out a map </text:p>
      <text:p text:style-name="P1">S: This tree! *points at the showing a crude drawing of a branch and an x*</text:p>
      <text:p text:style-name="P1"><text:soft-page-break/>A: What is this? Where did you get this? </text:p>
      <text:p text:style-name="P1">S: My dad gave it to me before I left for college.</text:p>
      <text:p text:style-name="P1">S: He said it would be better off far away with me</text:p>
      <text:p text:style-name="P1">A: I don’t get it! Why all the mystery who cares about some branch and a tree.</text:p>
      <text:p text:style-name="P1">S: I’m not sure but I think that's what your granny wanted you to find out. </text:p>
      <text:p text:style-name="P1">S: I was actually coming back into town to see her. I got a letter from her just the other day. </text:p>
      <text:p text:style-name="P1">A: It couldn’t have been! </text:p>
      <text:p text:style-name="P1">A: There is no way! </text:p>
      <text:p text:style-name="P1">A: She past a month ago!</text:p>
      <text:p text:style-name="P1">S: So you’re saying someone was pretending to be her? <text:s/></text:p>
      <text:p text:style-name="P1">A: I don’t know; but I don’t think its a coincidence. </text:p>
      <text:p text:style-name="P1">S: Well I’m sure the end of this map will have some clue </text:p>
      <text:p text:style-name="P1">A: I hope you are right so we can get out of this nightmare! </text:p>
      <text:p text:style-name="P1"/>
      <text:p text:style-name="P1">Scene end picks back up as they are heading to the location </text:p>
      <text:p text:style-name="P1"/>
      <text:p text:style-name="P1">*Buzzing Buzzing* S picks up his phone </text:p>
      <text:p text:style-name="P1">S: It’s my Dad. After all these years. </text:p>
      <text:p text:style-name="P1">A: I thought you two were close</text:p>
      <text:p text:style-name="P1">S: We haven’t been close in awhile</text:p>
      <text:p text:style-name="P1">S: Guess I better answer him and see what he wants now. </text:p>
      <text:p text:style-name="P1">*Answers phone* </text:p>
      <text:p text:style-name="P1">S: Listen I’m done with hand outs old man </text:p>
      <text:p text:style-name="P1">SD: Listen no listen to me. </text:p>
      <text:p text:style-name="P1">SD: I gave them to much information. </text:p>
      <text:p text:style-name="P1">SD: I’m sorry my boy</text:p>
      <text:p text:style-name="P1">SD: They may not have the exact location but they are close and heading there! </text:p>
      <text:p text:style-name="P1">S: Are you off your meds again!? </text:p>
      <text:p text:style-name="P1">SD: No! It’s not that! The map I gave you the map. I remembered too much. </text:p>
      <text:p text:style-name="P1">SD: Promise me boy you will burn it! Don’t leave a piece left! </text:p>
      <text:p text:style-name="P1">SD: Burn it! Burn it! BURN IT TO THE GROUND!! </text:p>
      <text:p text:style-name="P1">SD: Please its what should have been done. *sobs* </text:p>
      <text:p text:style-name="P1">SD: Stay safe my boy, they don’t care what damage they cause.</text:p>
      <text:p text:style-name="P1">SD: Stay safe. Stay safe Stay safe. </text:p>
      <text:p text:style-name="P1">S: Dad relax. Whatever is out there is nothing to worry about. </text:p>
      <text:p text:style-name="P1">S: Remember take your meds, and talk with your therapist. </text:p>
      <text:p text:style-name="P1">S: I can’t deal with this right now </text:p>
      <text:p text:style-name="P1">S: Lets talk later</text:p>
      <text:p text:style-name="P1">SD: Wait… remember it right? </text:p>
      <text:p text:style-name="P1">SD: Remember what I told you and how to use it! </text:p>
      <text:p text:style-name="P1">SD: We spit things up for a season </text:p>
      <text:p text:style-name="P1">SD: Find that little girl Aria…. She should know…..She knows…...she’s one of us….responsible</text:p>
      <text:p text:style-name="P1">SD: Make her responsible! DON’T LET HER. I KNOW I KNOWWW KNOW KNOW SHE WILL!</text:p>
      <text:p text:style-name="P1">SD: Be good. Do Good. Find her and keep her responsible!</text:p>
      <text:p text:style-name="P1">S: Yeah dad I just ran into her shes doing alright. I have to go. Remember meds! </text:p>
      <text:p text:style-name="P1">*Hangs up the phone*</text:p>
      <text:p text:style-name="P1">S:…….. </text:p>
      <text:p text:style-name="P1">A:…….. Sorry I overheard some of that. Is everything okay?</text:p>
      <text:p text:style-name="P1"><text:soft-page-break/>S:…….Peachy. Crazy dad can’t even take care of himself. He’s off his rocker… Not that he was ever on it</text:p>
      <text:p text:style-name="P1">A:…….Well at least you turned out okay. He did one thing right. </text:p>
      <text:p text:style-name="P1">S: Ha. Thanks. You know part of me came down here hoping to prove him right.</text:p>
      <text:p text:style-name="P1">S: He said your friends visited him. Don’t worry though he always says that stuff. Gangstalkers and the like… ugh I really wish we could have a normal relationship sometimes. </text:p>
      <text:p text:style-name="P1">A:…...Well Once we get this map. We will know for ourselves. That’s if the gangstalkers don’t get us </text:p>
      <text:p text:style-name="P1">S and A: laugh</text:p>
      <text:p text:style-name="P1"/>
      <text:p text:style-name="P1">Some time late they come to a stopping point. </text:p>
      <text:p text:style-name="P1"/>
      <text:p text:style-name="P1">S: Well the road ends here guess we are going by foot. </text:p>
      <text:p text:style-name="P1">A: Yeah lets go! <text:s/></text:p>
      <text:p text:style-name="P1"/>
      <text:p text:style-name="P1">After some walking they are at where they believe the X to be</text:p>
      <text:p text:style-name="P1">They look and see a massive tree </text:p>
      <text:p text:style-name="P1">S: Well if pops is right this is it. </text:p>
      <text:p text:style-name="P1">A: What’s so special about it? </text:p>
      <text:p text:style-name="P1">S: He said its a tree that’s roots have been around since the beginning of time and will last to the end of time. </text:p>
      <text:p text:style-name="P1">S: He also said it’s magic and can do anything but also that it’s dangerous, evil and will ruin the world if its used. </text:p>
      <text:p text:style-name="P1">A: Pretty far fetched huh? </text:p>
      <text:p text:style-name="P1">S: Yeah and all we have to do is return that branch to its rightful place. </text:p>
      <text:p text:style-name="P1">A: So like this? <text:s/>* Aria sticks the branch on the tree.</text:p>
      <text:p text:style-name="P1">S: Yeah……….Guess nothing happened………..This was a waste of time……...Let’s get out of here and get the police about those creeps who were after you. </text:p>
      <text:p text:style-name="P1">Before anything else could be said roots rip out of the ground and encircle the two creating a full covering.. Like the tree was swallowing them whole. </text:p>
      <text:p text:style-name="P1">A:… oh my god oh my god. What happened. What happened? </text:p>
      <text:p text:style-name="P1">S:….I don’t know! Did we fall in a hole or quicksand. </text:p>
      <text:p text:style-name="P1">A… Hang on * pulls out a flashlight </text:p>
      <text:p text:style-name="P1">The area is lit up now. They can see the roots have completely overtaken them. </text:p>
      <text:p text:style-name="P1">S: How did this happen!? </text:p>
      <text:p text:style-name="P1">S: Find a way out! </text:p>
      <text:p text:style-name="P1">A: I’m looking! </text:p>
      <text:p text:style-name="P1">They look around and see nothing but roots and a larger open space </text:p>
      <text:p text:style-name="P1">A: There’s an opening over there let’s go! </text:p>
      <text:p text:style-name="P1">They see a root structure almost in the shape of a bed in the opened space. </text:p>
      <text:p text:style-name="P1">S: No way. He described this to me before.</text:p>
      <text:p text:style-name="P1">S: The bed of roots...the the tree coming to life! </text:p>
      <text:p text:style-name="P1">S: Oh this has to be a dream! </text:p>
      <text:p text:style-name="P1">Choice time (This really has no effect just for fun and builds character relationship with some playful banter) </text:p>
      <text:p text:style-name="P1">Pinch him</text:p>
      <text:p text:style-name="P1">Leave him be</text:p>
      <text:p text:style-name="P1"/>
      <text:p text:style-name="P1">Pinch him: </text:p>
      <text:p text:style-name="P1">S: whoa ow. What was that for? </text:p>
      <text:p text:style-name="P1"><text:soft-page-break/>A: You know your not dreaming now. </text:p>
      <text:p text:style-name="P1"/>
      <text:p text:style-name="P1">Either way picks up with </text:p>
      <text:p text:style-name="P1"/>
      <text:p text:style-name="P1">A: Looks like your dad wasn’t so crazy. I can’t believe it. </text:p>
      <text:p text:style-name="P1">S: Well we don’t know for all we know we still fell into a hole and are just stuck under the tree. </text:p>
      <text:p text:style-name="P1">S: Maybe he’s been here before and craved this himself. </text:p>
      <text:p text:style-name="P1">A: Only one way to find out right? </text:p>
      <text:p text:style-name="P1">S: I guess. MAGIC POWERS ACTIVATE!!! </text:p>
      <text:p text:style-name="P1"><text:s/>*He strikes a dumb pose! </text:p>
      <text:p text:style-name="P1">A: <text:s/>Ha! Are you sure that’s how it works</text:p>
      <text:p text:style-name="P1">S: No. The one thing he never told me. </text:p>
      <text:p text:style-name="P1">A: Well I’ll just sit here while you figure it out. </text:p>
      <text:p text:style-name="P1">Aria sits down on the bed of roots. </text:p>
      <text:p text:style-name="P1">Aria feels sleepy </text:p>
      <text:p text:style-name="P1">A: I don’t feel soo…………</text:p>
      <text:p text:style-name="P1">S: Aria? </text:p>
      <text:p text:style-name="P1">In front of Aria glows an old withered branch and a newly formed bud. </text:p>
      <text:p text:style-name="P1">You feel compelled to grab one </text:p>
      <text:p text:style-name="P1">Which do you grab? </text:p>
      <text:p text:style-name="P1">Decision time! </text:p>
      <text:p text:style-name="P1">Old withered branch (what has been. The past) </text:p>
      <text:p text:style-name="P1">newly formed bud (what is to be. The future) </text:p>
      <text:p text:style-name="P1"/>
      <text:p text:style-name="P1">Newly formed bud: (this is just a fun little branch that leads to a quick end. </text:p>
      <text:p text:style-name="P1">You wake up S is a skeleton you are let out into a cyberpunk hellscape that built sprawns out around the tree. You are quickly killed a gangland drive by or something like that. </text:p>
      <text:p text:style-name="P1">One option but we shouldn’t spend much time in the future because the past is where the rest of the story happens.</text:p>
      <text:p text:style-name="P1"/>
      <text:p text:style-name="P1">Old withered branch </text:p>
      <text:p text:style-name="P1"/>
      <text:p text:style-name="P1">All around you see fabulous colors like you have never seen before. You hear a screaming and turn to the scream </text:p>
      <text:p text:style-name="P1">You poke your head closer and you see a brief scene </text:p>
      <text:p text:style-name="P1"/>
      <text:p text:style-name="P1">SD: I can’t tell what you want</text:p>
      <text:p text:style-name="P1">SD: You will change everything change everything Change everything! BG! <text:s/>(name in progress after this point will be Bad Guy ) </text:p>
      <text:p text:style-name="P1">BG: SD You know you can trust me just like old times. </text:p>
      <text:p text:style-name="P1">BG: SD buddy. I have vision! You can’t imagine. </text:p>
      <text:p text:style-name="P1">BG: We could save countless lives, cure disease, be the best inventors, lottery winners, whatever we want!</text:p>
      <text:p text:style-name="P1">BG: Trust me. We could know all the bad stuff before it’s coming and be heroes. </text:p>
      <text:p text:style-name="P1">BG: You want to be a hero don’t you?</text:p>
      <text:p text:style-name="P1">SD: We don’t know.. don’t know….. don’t know what we could change what effects we will have. </text:p>
      <text:p text:style-name="P1">BG: I know. I know unlike those other two</text:p>
      <text:p text:style-name="P1">SD: I knew it knew it knew it</text:p>
      <text:p text:style-name="P1">BG: You can say what you want. What killed those two were their tongues and lack of ambition.</text:p>
      <text:p text:style-name="P1"><text:soft-page-break/>SD: I’m not telling a person like you anything</text:p>
      <text:p text:style-name="P1">BG: Well… Tried this the easy way bub………</text:p>
      <text:p text:style-name="P1">SD: AHAAHHAHAHA Stop it! </text:p>
      <text:p text:style-name="P1">BG: Just gotta tell me where everything else is. Else I’ll ask your son and Aria! </text:p>
      <text:p text:style-name="P1">SD: Alright. I’ll draw, You know I can draw, My drawings work, I’ll draw you the map</text:p>
      <text:p text:style-name="P1">BG: Good buddy. You okay? Hurts me to get physical too you know.</text:p>
      <text:p text:style-name="P1">SD notices you looking and screams!</text:p>
      <text:p text:style-name="P1">SD: NO WAY! They actually!? </text:p>
      <text:p text:style-name="P1">SD: Too late! Too late! Too late too late too late! </text:p>
      <text:p text:style-name="P1"/>
      <text:p text:style-name="P1"/>
      <text:p text:style-name="P1">BG turns around as he locks eyes with you the colors turn and are going by you faster! </text:p>
      <text:p text:style-name="P1"/>
      <text:p text:style-name="P1">You swear you have seen that man before. </text:p>
      <text:p text:style-name="P1"/>
      <text:p text:style-name="P1">You hear a sobbing you poke your head to see </text:p>
      <text:p text:style-name="P1">You are looking down on your parents funeral things were closed casket after the accident.</text:p>
      <text:p text:style-name="P1">You see your childhood self trying</text:p>
      <text:p text:style-name="P1">You can’t bear to see that again</text:p>
      <text:p text:style-name="P1">You quickly go back in</text:p>
      <text:p text:style-name="P1">The colors are going even faster </text:p>
      <text:p text:style-name="P1"/>
      <text:p text:style-name="P1">You hear laughing. You stick your head through slowly </text:p>
      <text:p text:style-name="P1">You see your self playing with some toys on the floor with S </text:p>
      <text:p text:style-name="P1">Your parents and his dad are there. </text:p>
      <text:p text:style-name="P1">That man BG he’s there too. </text:p>
      <text:p text:style-name="P1"/>
      <text:p text:style-name="P1">BG:Alright that was a trip.</text:p>
      <text:p text:style-name="P1">BG: Where are we going next!? </text:p>
      <text:p text:style-name="P1">The group looks at him</text:p>
      <text:p text:style-name="P1">AD Aria’s dad</text:p>
      <text:p text:style-name="P1">AM Aria’s mom</text:p>
      <text:p text:style-name="P1">SD Sam’s dad </text:p>
      <text:p text:style-name="P1"/>
      <text:p text:style-name="P1">AD: BG look we’ve decided that this is too much for any of us to handle </text:p>
      <text:p text:style-name="P1">AM: Yeah we really can’t be too careful I mean last time wasn’t even a big jump. </text:p>
      <text:p text:style-name="P1">SD: Yeah and you made a mess of things! </text:p>
      <text:p text:style-name="P1">BG: Come on guys it was my first time</text:p>
      <text:p text:style-name="P1">AM: Your last time too! You didn’t just observed you jumped right through! </text:p>
      <text:p text:style-name="P1">BG: Hey nothing bad happened and I was able to get back in. </text:p>
      <text:p text:style-name="P1">AD: Be that as it may. It’s too dangerous to go messing with this. This is beyond our understanding</text:p>
      <text:p text:style-name="P1">SD: It’s beyond all understanding! </text:p>
      <text:p text:style-name="P1">SD: We should destroy it! </text:p>
      <text:p text:style-name="P1">AM: We should show someone in the university maybe they could understand. </text:p>
      <text:p text:style-name="P1">AD: No! We lock all this away! Keep everything separate. </text:p>
      <text:p text:style-name="P1">AD: We can decide what to do in the long run with a cooler head. </text:p>
      <text:p text:style-name="P1">BG: Come one guys think about it. You know how many lives we could save with this? </text:p>
      <text:p text:style-name="P1">BG: Just think we get a history book and go back we could prevent so many disasters, </text:p>
      <text:p text:style-name="P1">AD: That is one possibility out of millions!</text:p>
      <text:p text:style-name="P1"><text:soft-page-break/>AD: Your just going to go save the world huh? </text:p>
      <text:p text:style-name="P1">BG: I gotta do something! Brother I can’t believe you. We have the power to do anything! </text:p>
      <text:p text:style-name="P1">BG: You could have Aria living like a princess! Instead you are gonna let her have an ordinary life?</text:p>
      <text:p text:style-name="P1">SD: So what you want to live like a king!? </text:p>
      <text:p text:style-name="P1">BG: It’s fair compensation rig a lotto or two for saving so many! </text:p>
      <text:p text:style-name="P1">AD: Enough! I’m not gonna hear anymore of it! </text:p>
      <text:p text:style-name="P1">AD: We will split everything up and that’s final! We won’t be bringing you back! </text:p>
      <text:p text:style-name="P1">BG: I’ll show you! This isn’t the last time you mark my words! </text:p>
      <text:p text:style-name="P1"/>
      <text:p text:style-name="P1">You move in closed but bump your head in the lamp </text:p>
      <text:p text:style-name="P1">Your childhood self looks up at you</text:p>
      <text:p text:style-name="P1">You quickly move back in. </text:p>
      <text:p text:style-name="P1"/>
      <text:p text:style-name="P1">Yeah head starts to hurt but you remember that now. Looking up at a lady in the ceiling </text:p>
      <text:p text:style-name="P1">You realized you’ve been going back in the past!</text:p>
      <text:p text:style-name="P1"/>
      <text:p text:style-name="P1">You feel sick as if you have seen too much </text:p>
      <text:p text:style-name="P1">You have seen too much! </text:p>
      <text:p text:style-name="P1">Could BG really have been behind your parent death? </text:p>
      <text:p text:style-name="P1">Is this even real? </text:p>
      <text:p text:style-name="P1">You open your hand </text:p>
      <text:p text:style-name="P1"/>
      <text:p text:style-name="P1">The colors stop and you feel like you are being pulled by a tornado back to the present. </text:p>
      <text:p text:style-name="P1"/>
      <text:p text:style-name="P1">You wake up from your slumber </text:p>
      <text:p text:style-name="P1"/>
      <text:p text:style-name="P1">S: Aria! Aria! Wake up! </text:p>
      <text:p text:style-name="P1">A: ughhh</text:p>
      <text:p text:style-name="P1">A: Sam? </text:p>
      <text:p text:style-name="P1">A: You are never going to believe the things I’ve seen. </text:p>
      <text:p text:style-name="P1">A: I know everything about my parents, your dad, and ….BG </text:p>
      <text:p text:style-name="P1">S: BG? </text:p>
      <text:p text:style-name="P1">S: Dad would go on about him. Some old friend of your dad and him. </text:p>
      <text:p text:style-name="P1">S: They had a big falling out and after that dad started to get crazy </text:p>
      <text:p text:style-name="P1">S: Started blaming him for everything… I mean everything even your parents. </text:p>
      <text:p text:style-name="P1">A:…..He has a point.</text:p>
      <text:p text:style-name="P1">S: He does?</text:p>
      <text:p text:style-name="P1">A:…….Sam I saw them all together! I saw BG threaten my parents! I saw us playing on the floor that one night when everything got really loud. I saw myself looking down on me…. Us….Everything </text:p>
      <text:p text:style-name="P1">S: If what you say is true then my dad. He really isn’t crazy. </text:p>
      <text:p text:style-name="P1"/>
      <text:p text:style-name="P1">Decision time! </text:p>
      <text:p text:style-name="P1">A: No he is crazy! <text:s/>(just some branching dialog choices for fun sorta fleshes out the characters)</text:p>
      <text:p text:style-name="P1">B: Yeah he really is on to something</text:p>
      <text:p text:style-name="P1"/>
      <text:p text:style-name="P1">S: So if thats true then we really are in danger. </text:p>
      <text:p text:style-name="P1">S: What are we going to do? </text:p>
      <text:p text:style-name="P1">A: Well we have all the time in the world to figure that out with this thing!</text:p>
      <text:p text:style-name="P1">BG: Don’t be so sure about that miss!</text:p>
      <text:p text:style-name="P1"><text:soft-page-break/>You hear BG’s muffeled voice through the vines. </text:p>
      <text:p text:style-name="P1">BG: You got everything I need in there.</text:p>
      <text:p text:style-name="P1">BG: All you got to do is come on out and walk away. </text:p>
      <text:p text:style-name="P1">BG: I’ll ensure you get paid and get in on the glory! Your name will go down in history as a heroine!</text:p>
      <text:p text:style-name="P1">BG: Aria the great! Aria the selfless! And of course BG the baddass! Ha ha ha. </text:p>
      <text:p text:style-name="P1">S: Aria what’s he talking about?</text:p>
      <text:p text:style-name="P1">A: He wants to use this to be some sort of hero! </text:p>
      <text:p text:style-name="P1">S: <text:s/><text:span text:style-name="T3">This all makes sense now! </text:span></text:p>
      <text:p text:style-name="P3">S: Aria! I believe you! I believe my father! </text:p>
      <text:p text:style-name="P3">S: But what do we do now!? </text:p>
      <text:p text:style-name="P3">BG: I’ll tell you what Sam I’ll cut you in!</text:p>
      <text:p text:style-name="P3">BG: More than enough time to go around for all of us! </text:p>
      <text:p text:style-name="P3">BG: We will have the whole world in front of us and be heroes! Kings! </text:p>
      <text:p text:style-name="P3">BG: Y’all just gotta let me in. </text:p>
      <text:p text:style-name="P3">A: Is that what you told my parents!? </text:p>
      <text:p text:style-name="P3">BG: Aria Honey! Don’t let that mistake cloud your judgment.</text:p>
      <text:p text:style-name="P3">BG: With this we could redo everything! </text:p>
      <text:p text:style-name="P3">A: I’ll never give this to you! </text:p>
      <text:p text:style-name="P3">BG: Little sh……. Aria I’m gonna make this simple. </text:p>
      <text:p text:style-name="P3">BG: You let me in and hand over the branch. You get in on the glory. </text:p>
      <text:p text:style-name="P3">BG: Or *you hear a chainsaw rev in the background. We cut a hole in and force you out! </text:p>
      <text:p text:style-name="P3">A: I have all the time in the world in here! </text:p>
      <text:p text:style-name="P3">BG: Well maybe…. let’s see if you can use it! *you hear a cocking sound</text:p>
      <text:p text:style-name="P3">BANG BANG BANG </text:p>
      <text:p text:style-name="P3">Aria hit the ground and checks herself. </text:p>
      <text:p text:style-name="P3">Aria looks over at Sam oh the ground holding his side</text:p>
      <text:p text:style-name="P3">A: SAM! </text:p>
      <text:p text:style-name="P3">S: ……..ugh…...it burns…..Aria?…...Wha…..What are we going to do? </text:p>
      <text:p text:style-name="P3">BG: I didn’t want any of this Aria! <text:s/></text:p>
      <text:p text:style-name="P3">BG: How much time do you think he has!? HUH? </text:p>
      <text:p text:style-name="P3">A: You bastard! </text:p>
      <text:p text:style-name="P3">S:….Aria…...Aghh…...I….don’t know the right answer here…….</text:p>
      <text:p text:style-name="P3">S:…...Aria….it’s up to you…..Do...What you...think…...Is best…. </text:p>
      <text:p text:style-name="P3">A: Hang on Sam!</text:p>
      <text:p text:style-name="P3">S:……………</text:p>
      <text:p text:style-name="P3">A:Sam?</text:p>
      <text:p text:style-name="P3">S:……..SAM!! </text:p>
      <text:p text:style-name="P3">BG: Aria. It didn’t have to come to this. It’s not to late. </text:p>
      <text:p text:style-name="P3">BG: We can save Sam, Your parents, Grams everyone. </text:p>
      <text:p text:style-name="P3">A:…..I…..I </text:p>
      <text:p text:style-name="P3"/>
      <text:p text:style-name="P3">Decision time! </text:p>
      <text:p text:style-name="P3"/>
      <text:p text:style-name="P3">A. Fine you win. (Aria gives up walks out and gives BG the branch) </text:p>
      <text:p text:style-name="P3">B. I’ll kill you! You Bastard! (Aria runs out to meet BG head on in a fight)</text:p>
      <text:p text:style-name="P3"><text:s/></text:p>
      <text:p text:style-name="P3">(Both of these are the bad endings) (One Aria lives and presumably if BG keeps his word (unknown) Aria gets her normal life back and fame and riches if BG keeps his word)</text:p>
      <text:p text:style-name="P3"/>
      <text:p text:style-name="P3"><text:soft-page-break/>C. Go back to the tree.</text:p>
      <text:p text:style-name="P3">(This is where things get fun!) </text:p>
      <text:p text:style-name="P3">Aria goes back in the past and creates time loop. </text:p>
      <text:p text:style-name="P3"/>
      <text:p text:style-name="P3">D. Aria goes to the future for help!</text:p>
      <text:p text:style-name="P3">(Aria comes across future descendants. All tasked with keeping time in check.) </text:p>
      <text:p text:style-name="P3">(Aria explains the situation to them) (They come to back to help) </text:p>
      <text:p text:style-name="P3"/>
      <text:p text:style-name="P3">(The results of these two are really the same) </text:p>
      <text:p text:style-name="P3">You win! </text:p>
      <text:p text:style-name="P3">One more choice after this to decide What to do with the ability. </text:p>
      <text:p text:style-name="P3"/>
      <text:p text:style-name="P3">A. </text:p>
      <text:p text:style-name="P3">A.:….Fine….You win I’ll come out</text:p>
      <text:p text:style-name="P3">BG:…...Glad you could see reason. Believe me I didn’t want things to go this far hon. </text:p>
      <text:p text:style-name="P3">A:…..Just get him help! </text:p>
      <text:p text:style-name="P3">Aria grabs the branch off the tree </text:p>
      <text:p text:style-name="P3">It snaps off</text:p>
      <text:p text:style-name="P3">The roots around begin to open up </text:p>
      <text:p text:style-name="P3">BG and a few goons are all around. </text:p>
      <text:p text:style-name="P3">Aria hands the branch to BG</text:p>
      <text:p text:style-name="P3">BG’s men go to sam</text:p>
      <text:p text:style-name="P3">BG: We are going to make the world a better place. </text:p>
      <text:p text:style-name="P3">*In the following months you hear constant head lines of BG the hero, BG the billionaire. Aria herself has a hefty sum from anonymous doners. Sam didn’t make it. Your memories of your parents are unchanged* *You notice changes in history books and photographs and paintings of a man who looks strangely like BG appearing all throughout history* </text:p>
      <text:p text:style-name="P3">END </text:p>
      <text:p text:style-name="P3">Rags to riches</text:p>
      <text:p text:style-name="P3"/>
      <text:p text:style-name="P3">B. </text:p>
      <text:p text:style-name="P3">A:... *Grabs branch off the tree* </text:p>
      <text:p text:style-name="P3">A: I’ll give it right to you then!!!! </text:p>
      <text:p text:style-name="P3">A: ***The roots recede and the world opens up**** </text:p>
      <text:p text:style-name="P3">***Aria sees BG and a couple of henchies*** </text:p>
      <text:p text:style-name="P3">A: Here it is!! **Aria charges at BG branch in hand****</text:p>
      <text:p text:style-name="P3">BG: STOP! </text:p>
      <text:p text:style-name="P3">BANG BANG BANG </text:p>
      <text:p text:style-name="P3">**** Aria feels hot in her chest, stomach and shoulder. **** <text:line-break/>***She reaches BG at last and slams the sharp end right into his neck **** </text:p>
      <text:p text:style-name="P3">BG:UGHH…..ugh….Araiaghh</text:p>
      <text:p text:style-name="P3">A: HERE IT ISS! </text:p>
      <text:p text:style-name="P3">* Aria feels tired like she needs lay down*</text:p>
      <text:p text:style-name="P3">* Aria notices her wounds**</text:p>
      <text:p text:style-name="P3">A: …..*Scream and pushes the branch as far as it could go* </text:p>
      <text:p text:style-name="P3">BG Falls over dead </text:p>
      <text:p text:style-name="P3">Then henchmen look at aria covered in blood and run away as fast as they can. </text:p>
      <text:p text:style-name="P3">Aria unable to stand any longer collapses right on top of him. </text:p>
      <text:p text:style-name="P3">A:….Sa… Sam….Looks….like…..it….all ends us. </text:p>
      <text:p text:style-name="P3"><text:soft-page-break/>*The light fades from Aria’s eyes * </text:p>
      <text:p text:style-name="P3">*The world may never know of the their sacrifices. The timelines are safe only for as long as the mysteries of the tree aren’t discovered again.*</text:p>
      <text:p text:style-name="P3">(Bittersweet ending!?) </text:p>
      <text:p text:style-name="P3">Sour Grapes </text:p>
      <text:p text:style-name="P3"/>
      <text:p text:style-name="P3">C:</text:p>
      <text:p text:style-name="P3"/>
      <text:p text:style-name="P3">A:…...I have all the time in the world BG! </text:p>
      <text:p text:style-name="P3">A:Hang on Sam! I’ll get you help! </text:p>
      <text:p text:style-name="P3">BG: Aria!! You can’t win!</text:p>
      <text:p text:style-name="P3">A:….heh we will see </text:p>
      <text:p text:style-name="P3">*Aria heads back to the tree* </text:p>
      <text:p text:style-name="P3">and grabs the old withered branch. </text:p>
      <text:p text:style-name="P3">*** Colors fly around you **** </text:p>
      <text:p text:style-name="P3"/>
      <text:p text:style-name="P3"><text:s/>You hear the conversation you just had with BG again. </text:p>
      <text:p text:style-name="P3">BANG BANG BANG </text:p>
      <text:p text:style-name="P3">Aria jumps through </text:p>
      <text:p text:style-name="P3">Aria sees herself and sam </text:p>
      <text:p text:style-name="P3">BG: Well maybe let’s see if you can use it! *you hear a cocking sound</text:p>
      <text:p text:style-name="P3">BANG BANG BANG </text:p>
      <text:p text:style-name="P3">A: Sam! </text:p>
      <text:p text:style-name="P3">A: Sam! </text:p>
      <text:p text:style-name="P3">Aria looks over and sees Aria by the tree. </text:p>
      <text:p text:style-name="P3">A: Aria snap out of it! I’ll take care of same You go back and stop this! </text:p>
      <text:p text:style-name="P3">Aria goes back into the past </text:p>
      <text:p text:style-name="P3">Aria comes back that there’s another Aria! <text:s/></text:p>
      <text:p text:style-name="P3">Both Aria’s: We couldn’t stop him! Sam still got shot? </text:p>
      <text:p text:style-name="P3">Aria: Go back again </text:p>
      <text:p text:style-name="P3">They go back </text:p>
      <text:p text:style-name="P3">BG:What’s going on in there Aria!? </text:p>
      <text:p text:style-name="P3">*A flash of light * </text:p>
      <text:p text:style-name="P3">Even more Aria’s </text:p>
      <text:p text:style-name="P3">Aria’s: We are back! </text:p>
      <text:p text:style-name="P3">*You count 4 now!* </text:p>
      <text:p text:style-name="P3">Aria: How did it go? </text:p>
      <text:p text:style-name="P3">Aria 1: Well in my timeline I was going to stab him with the branch but this Aria pulled me in!</text:p>
      <text:p text:style-name="P3">Aria 2: I didn’t pull you in! That was this Aria! </text:p>
      <text:p text:style-name="P3">Aria 3: Yeah! </text:p>
      <text:p text:style-name="P3">Aria 4: It doesn’t matter did any of our plans work</text:p>
      <text:p text:style-name="P3">All 4 Aria’s: Noooo. </text:p>
      <text:p text:style-name="P3">OG Aria: We have to do something! Go back! </text:p>
      <text:p text:style-name="P3">BG: I must be hearing things </text:p>
      <text:p text:style-name="P3">All Aira’s: SHUT UP! </text:p>
      <text:p text:style-name="P3">The 4 Aria’s go back </text:p>
      <text:p text:style-name="P3">8 Aria’s come in </text:p>
      <text:p text:style-name="P3">OG Aria: How many now </text:p>
      <text:p text:style-name="P3">8 Aria’s: Theres 8 of us! </text:p>
      <text:p text:style-name="P3"><text:soft-page-break/>OG Aria: So were y’all able to do anything!? </text:p>
      <text:p text:style-name="P3">Aria 1: Yeah! I brought first Aid supplies</text:p>
      <text:p text:style-name="P3">Aria 2: Yeah we can save Sam! </text:p>
      <text:p text:style-name="P3">Aria 3,4,5,6,7,8: We know what to do.</text:p>
      <text:p text:style-name="P3">Aira 9: You guys go on I’ve been through this too much. </text:p>
      <text:p text:style-name="P3">All Aira’s except 9: What? </text:p>
      <text:p text:style-name="P3">Aira 9: Look I’ve seen this happen before I’m just tired.</text:p>
      <text:p text:style-name="P3">OG Aira: Is this going to work </text:p>
      <text:p text:style-name="P3">Aira 9: Looking tired and aloof * Maybe this time?* </text:p>
      <text:p text:style-name="P3">OG Aira: Okay! 1 and 2 Y’all treat Sam! </text:p>
      <text:p text:style-name="P3">OG Aira: All other you guys can fight. </text:p>
      <text:p text:style-name="P3">OG Aira: I’ll stay here in case we need to go back again. </text:p>
      <text:p text:style-name="P3">All Aira’s: Right! </text:p>
      <text:p text:style-name="P3">* Each Aria grabs a root</text:p>
      <text:p text:style-name="P3">*The roots open up</text:p>
      <text:p text:style-name="P3">Aria’s charge BG</text:p>
      <text:p text:style-name="P3">BG: WHAT WAHH</text:p>
      <text:p text:style-name="P3">He attempts to level his gun but before he can get a shot off he is overwhelmed. </text:p>
      <text:p text:style-name="P3">BG: Stop Please… ugh….Agh. </text:p>
      <text:p text:style-name="P3">BG is beaten to a absolute plup</text:p>
      <text:p text:style-name="P3">Aira number 9: Wait we did it this time? </text:p>
      <text:p text:style-name="P3">Aira number 9:HAHA….HA HA!!! Finally.</text:p>
      <text:p text:style-name="P3">Aira number 9 jumps to life and grabs one of the chainsaws </text:p>
      <text:p text:style-name="P3">She Revs it and chases after the two henchmen who are shocked beyond beleigh </text:p>
      <text:p text:style-name="P3">Aira 9: Payback time!! </text:p>
      <text:p text:style-name="P3">Aira 9 Chases the two men off </text:p>
      <text:p text:style-name="P3">They run faster than you thought possible. </text:p>
      <text:p text:style-name="P3">Aira 9: Won’t be seeing those two again</text:p>
      <text:p text:style-name="P3">Aira one and two: We stopped the bleeding! He should make it! </text:p>
      <text:p text:style-name="P3">S: Ughh Aria? </text:p>
      <text:p text:style-name="P3">He seems 10 Aria’s </text:p>
      <text:p text:style-name="P3">S: what? Is this real or heaven? </text:p>
      <text:p text:style-name="P3">Aira 1: Oh Sam. </text:p>
      <text:p text:style-name="P3">Aira 2: Relax sam. We are going to get you help! </text:p>
      <text:p text:style-name="P3">OG Aira: We did it! We won. </text:p>
      <text:p text:style-name="P3">BG: …..ugh…..You can still be a hero.</text:p>
      <text:p text:style-name="P3">BG: We can still do so much good! </text:p>
      <text:p text:style-name="P3">BG: You see you know now you can use it! </text:p>
      <text:p text:style-name="P3">OG Aira: No! It was reckless! </text:p>
      <text:p text:style-name="P3">OG Aira: Please give up! You’ve lost! </text:p>
      <text:p text:style-name="P3">BG: I’ve done too much to give up now! </text:p>
      <text:p text:style-name="P3">** He reaches back for his gun*** </text:p>
      <text:p text:style-name="P3">*Other Arias stop him* </text:p>
      <text:p text:style-name="P3">BG: I’ll never give up!</text:p>
      <text:p text:style-name="P3">BG: ARIA!!<text:line-break/>BG: You’ll just have to kill me! </text:p>
      <text:p text:style-name="P3">Aria 1: Well that is a option. </text:p>
      <text:p text:style-name="P3">Aria 2: We could turn him in as well. </text:p>
      <text:p text:style-name="P3">Aria 3: Yeah noone will believe his crazy rants we could get him commited. </text:p>
      <text:p text:style-name="P3"><text:soft-page-break/>Aria 3: Plus with Sam’s injuries we have plenty of evidence. <text:s/></text:p>
      <text:p text:style-name="P3">Aria 1: Wait which one of us is the original? </text:p>
      <text:p text:style-name="P3">Aria 2: Me. </text:p>
      <text:p text:style-name="P3">Aria 1: No I brought you here! </text:p>
      <text:p text:style-name="P3">OG Aria: It’s me. I’m the first one to go back in the past I think. </text:p>
      <text:p text:style-name="P3">Aria 1: Okay. So. I think you should make the choice</text:p>
      <text:p text:style-name="P3">OG Aria: Okay…….</text:p>
      <text:p text:style-name="P3">Decision Time: </text:p>
      <text:p text:style-name="P3">Kill BG.</text:p>
      <text:p text:style-name="P3">Get BG locked up.</text:p>
      <text:p text:style-name="P3"/>
      <text:p text:style-name="P3">A. Kill BG (BG is dead and buried near the tree</text:p>
      <text:p text:style-name="P3">B. Get BG locked up (They tie BG up and call the authorities) </text:p>
      <text:p text:style-name="P3"/>
      <text:p text:style-name="P3">A. OG Aira: He’s too dangerous to keep around. </text:p>
      <text:p text:style-name="P3">BG: You can’t be serious Aria baby! Common I was like family to you. </text:p>
      <text:p text:style-name="P3">Aria 1: This is how you treat family? </text:p>
      <text:p text:style-name="P3">Aria 1 * picks up his gun and shoots him*</text:p>
      <text:p text:style-name="P3">BG:ughhhhh</text:p>
      <text:p text:style-name="P3">Aria 1 * unloads the rest of the magazine in him*</text:p>
      <text:p text:style-name="P3">OG Aira: It’s finally over </text:p>
      <text:p text:style-name="P3">Aria 9: Not yet this time line is safe but we still have to save our originals </text:p>
      <text:p text:style-name="P3">They get bury BG and get the Aria of this timeline get Sam to the hospital. </text:p>
      <text:p text:style-name="P3">They each return to the their own time lines and do the same. </text:p>
      <text:p text:style-name="P3">OG Aira returns to her own time line </text:p>
      <text:p text:style-name="P3">Exhausted having beat BG for the last time. </text:p>
      <text:p text:style-name="P3">All the Arias return to their timelines </text:p>
      <text:p text:style-name="P3"/>
      <text:p text:style-name="P3">A weeks days later</text:p>
      <text:p text:style-name="P3">S is still in his hospital bed </text:p>
      <text:p text:style-name="P3">Aria walks in </text:p>
      <text:p text:style-name="P3">S: So which one are you? </text:p>
      <text:p text:style-name="P3">Aria: I’m just Aria. The only one still here. </text:p>
      <text:p text:style-name="P3">S: So I missed a lot what happened? </text:p>
      <text:p text:style-name="P3"/>
      <text:p text:style-name="P3">B. Get BG locked up </text:p>
      <text:p text:style-name="P3"/>
      <text:p text:style-name="P3">A. OG Aira: He’s too dangerous to keep around </text:p>
      <text:p text:style-name="P3">OG Aira: We can’t just kill him though! We can make sure he is no longer a threat. </text:p>
      <text:p text:style-name="P3">OG Aira: I’ll bring Sam to a hospital and BG to the authorities </text:p>
      <text:p text:style-name="P3">Aria 1: If thats what you think is best</text:p>
      <text:p text:style-name="P3">BG: You can’t be serious Aria baby! Common I was like family to you. </text:p>
      <text:p text:style-name="P3">Aria 1: Is this is how you treat family? </text:p>
      <text:p text:style-name="P3">Aria 1 *Kicks BG, The rest come in to tie him up* </text:p>
      <text:p text:style-name="P3">BG:ughhhhh</text:p>
      <text:p text:style-name="P3">OG Aira: It’s finally over </text:p>
      <text:p text:style-name="P3">Aria 9: Not yet this time line is safe but we still have to save our originals!</text:p>
      <text:p text:style-name="P3"><text:s/></text:p>
      <text:p text:style-name="P3">The Aria of this timeline gets Sam to the hospital and BG to the authorities. </text:p>
      <text:p text:style-name="P3"><text:soft-page-break/>They each return to the their own time lines and do the same. </text:p>
      <text:p text:style-name="P3">OG Aira returns to her own time line </text:p>
      <text:p text:style-name="P3">Exhausted having beat BG for the last time. </text:p>
      <text:p text:style-name="P3">All the Arias return to their timelines </text:p>
      <text:p text:style-name="P3"/>
      <text:p text:style-name="P3">Option D</text:p>
      <text:p text:style-name="P3"/>
      <text:p text:style-name="P3">A:…...I have all the time in the world BG! </text:p>
      <text:p text:style-name="P3">A:Hang on Sam! I’ll get you help! </text:p>
      <text:p text:style-name="P3">BG: Aria!! You can’t win!</text:p>
      <text:p text:style-name="P3">A:….heh we will see </text:p>
      <text:p text:style-name="P3">*Aria heads back to the tree* </text:p>
      <text:p text:style-name="P3">and grabs the Young sapling. </text:p>
      <text:p text:style-name="P3">*** Colors fly around you **** </text:p>
      <text:p text:style-name="P3">You hold on for what seems to be years. </text:p>
      <text:p text:style-name="P3">Eventually You feel a pull </text:p>
      <text:p text:style-name="P3">You are yanked to the ground. </text:p>
      <text:p text:style-name="P3">You notice around you is the tree still </text:p>
      <text:p text:style-name="P3">but no Sam and no BG in sight. </text:p>
      <text:p text:style-name="P3">You do notice a man standing there. </text:p>
      <text:p text:style-name="P3">??: So when are you coming from? </text:p>
      <text:p text:style-name="P3">Aria: I .. (year) </text:p>
      <text:p text:style-name="P3">??: Wow no way! </text:p>
      <text:p text:style-name="P3">??: This is Pivotal! Oh I shouldn’t say much this is just to exciting. </text:p>
      <text:p text:style-name="P3">??: What’s your name? </text:p>
      <text:p text:style-name="P3">Aria: Aria... and you? </text:p>
      <text:p text:style-name="P3">??: No way!! Aria! Oh I can’t tell you my name. Who know what could happen!</text:p>
      <text:p text:style-name="P3">??: This is rich! Okay I can’t say anything about the future because it might have lasting effects on the past. But I can say is that this current course of action works! </text:p>
      <text:p text:style-name="P3">Aria: Okay but I need help! </text:p>
      <text:p text:style-name="P3">??: OH I KNOW Trust me I’ve heard this story so many times.</text:p>
      <text:p text:style-name="P3">Aria: you...have?</text:p>
      <text:p text:style-name="P3">?? Ahhh can’t say anymore. I have to take you back now! </text:p>
      <text:p text:style-name="P3">Aria: You know how to use this? </text:p>
      <text:p text:style-name="P3">?? Of course only the best taught me. <text:s/><text:line-break/>Aria: Okay can you help me my friend he’s injured! </text:p>
      <text:p text:style-name="P3">??: Sure not for long though. </text:p>
      <text:p text:style-name="P3">??: Come on </text:p>
      <text:p text:style-name="P3">The man Grabs Aria’s hand and rips through a portal</text:p>
      <text:p text:style-name="P3">Before Aria can realize shes back in her own timeline</text:p>
      <text:p text:style-name="P3">??: Oh okay. </text:p>
      <text:p text:style-name="P3">BG: Aria!! COME ON OUT! </text:p>
      <text:p text:style-name="P3">??: Psh this guy again!? </text:p>
      <text:p text:style-name="P3">The man walks over to Sam with what looks like a shot and a cream</text:p>
      <text:p text:style-name="P3">He puts a cream on Sams wounds and injects him with a substance </text:p>
      <text:p text:style-name="P3">Sam scream but his wound is healing!</text:p>
      <text:p text:style-name="P3">A: Sam! </text:p>
      <text:p text:style-name="P3">??: Thats one part taken care of….Now for our friends </text:p>
      <text:p text:style-name="P3">The man rips off the branch the roots all fall down</text:p>
      <text:p text:style-name="P3"><text:soft-page-break/>BG: Who are you? </text:p>
      <text:p text:style-name="P3">The man doesn’t say a word but all you see is a bright flash </text:p>
      <text:p text:style-name="P3">BG falls to the ground instantly </text:p>
      <text:p text:style-name="P3">His henchies run away at the site but soon after they fall as well. </text:p>
      <text:p text:style-name="P3">Aria: What happened? </text:p>
      <text:p text:style-name="P3">??: Can’t say sorry. I’m sure you will know some day though *winks* </text:p>
      <text:p text:style-name="P3">??: Okay so looks like this timeline is set!</text:p>
      <text:p text:style-name="P3">??: I can’t say much more but it was good seeing you Grams!</text:p>
      <text:p text:style-name="P3">Aria: GRAMS!?</text:p>
      <text:p text:style-name="P3">*The man looks embrassed* </text:p>
      <text:p text:style-name="P3">??:Oh I mean I’m from the future remember so everyone from this time is like a granny to me? </text:p>
      <text:p text:style-name="P3">??: I gotta go before I mess anything else up. </text:p>
      <text:p text:style-name="P3">??: Just keep this old thing protected will ya? </text:p>
      <text:p text:style-name="P3">??: With another flash the name is gone along with BG’s body and the henchmen. </text:p>
      <text:p text:style-name="P3">Aria: I can’t believe what I just saw</text:p>
      <text:p text:style-name="P3"/>
      <text:p text:style-name="P3">Option C ending branch </text:p>
      <text:p text:style-name="P3"/>
      <text:p text:style-name="P3">A weeks days later</text:p>
      <text:p text:style-name="P3">S is still in his hospital bed </text:p>
      <text:p text:style-name="P3">Aria walks in </text:p>
      <text:p text:style-name="P3">S: So which one are you? </text:p>
      <text:p text:style-name="P3">Aria: I’m just Aria. The only one still here. </text:p>
      <text:p text:style-name="P3">S: So I missed a lot what happened? </text:p>
      <text:p text:style-name="P3">Aria: BG was sent to a clinic for the crimially insane. (if option A) (Aria: BG won’t be a problem anymore) </text:p>
      <text:p text:style-name="P3">S: So we are finally safe!</text:p>
      <text:p text:style-name="P3">Aria: For now yes. </text:p>
      <text:p text:style-name="P3">Aria: If we stay safe however. If the world stays safe.</text:p>
      <text:p text:style-name="P3">That’s up to us. </text:p>
      <text:p text:style-name="P3">S: Okay. Yeah. This is playing with fire. Someones going to get burned</text:p>
      <text:p text:style-name="P3">Aria: Exactly. </text:p>
      <text:p text:style-name="P3">S: So the I guess we have a few options</text:p>
      <text:p text:style-name="P3">S: We can keep the map and branch seperate like our parents did. </text:p>
      <text:p text:style-name="P3">S: Or we can burn it to the ground. </text:p>
      <text:p text:style-name="P3">A: You forget option number 3. </text:p>
      <text:p text:style-name="P3">S: Option 3?</text:p>
      <text:p text:style-name="P3">A: We can use it! </text:p>
      <text:p text:style-name="P3">S: Aria you can’t be serious!? After what we just went through? </text:p>
      <text:p text:style-name="P3">A: BG did have a point. A lot of good can be done with this power. </text:p>
      <text:p text:style-name="P3">A: We could do a lot of good out there in the world. </text:p>
      <text:p text:style-name="P3">A: I’ve been in the past a few times now I think I’m getting the hang of this. </text:p>
      <text:p text:style-name="P3">S: Aria! </text:p>
      <text:p text:style-name="P3">A: It’s too big for just one of us to decide. We have to agree on this. </text:p>
      <text:p text:style-name="P3">A: If you say no that will be the end of it! </text:p>
      <text:p text:style-name="P3">A: Sam this has impacted our lives too much but some good can still come from it if we are careful. </text:p>
      <text:p text:style-name="P3">A: Whatever you decide Sam I’ll go with! </text:p>
      <text:p text:style-name="P3"/>
      <text:p text:style-name="P3">Decision time Each decision ends the game but with different ending texts</text:p>
      <text:p text:style-name="P3"><text:soft-page-break/></text:p>
      <text:p text:style-name="P3">A. We burn it to the ground! </text:p>
      <text:p text:style-name="P3"/>
      <text:p text:style-name="P3">B. We separate keeping our distance with the branch and map and we never speak of this again.</text:p>
      <text:p text:style-name="P3"/>
      <text:p text:style-name="P3">C. We use it to change past events and try to right the wrongs of the past.</text:p>
      <text:p text:style-name="P3"/>
      <text:p text:style-name="P3">Branch D close: </text:p>
      <text:p text:style-name="P3"/>
      <text:p text:style-name="P3">Sam awakens</text:p>
      <text:p text:style-name="P3">S: So I missed a lot. What happened? </text:p>
      <text:p text:style-name="P3">Aria: BG won’t be a problem anymore</text:p>
      <text:p text:style-name="P3">S: So we are finally safe?</text:p>
      <text:p text:style-name="P3">Aria: For now yes. </text:p>
      <text:p text:style-name="P3">Aria: If we stay safe however. If the world stays safe.</text:p>
      <text:p text:style-name="P3">That’s up to us. </text:p>
      <text:p text:style-name="P3">S: Okay. Yeah. This is playing with fire. Someones going to get burned</text:p>
      <text:p text:style-name="P3">Aria: Exactly. </text:p>
      <text:p text:style-name="P3">S: So the I guess we have a few options</text:p>
      <text:p text:style-name="P3">S: We can keep the map and branch separate like our parents did. </text:p>
      <text:p text:style-name="P3">S: Or we can burn it to the ground. </text:p>
      <text:p text:style-name="P3">A: You forget options. </text:p>
      <text:p text:style-name="P3">S: <text:s/>Whats that?</text:p>
      <text:p text:style-name="P3">A: Well we could keep it around. No need to go our separate ways or burn anything. </text:p>
      <text:p text:style-name="P3">A: We just watch it nurture it and safe guard this thing. It’s too valuable to destroy but too dangerous to leave alone. </text:p>
      <text:p text:style-name="P3">A: Or We can use it like BG planned. </text:p>
      <text:p text:style-name="P3">S: Aria you can’t be serious!? After what we just went through? </text:p>
      <text:p text:style-name="P3">A: BG did have a point. A lot of good can be done with this power. </text:p>
      <text:p text:style-name="P3">A: We could do a lot of good out there in the world. </text:p>
      <text:p text:style-name="P3">A: I’ve been in the past a few times now I think I’m getting the hang of this. </text:p>
      <text:p text:style-name="P3">S: Aria! </text:p>
      <text:p text:style-name="P3">A: It’s too big for just one of us to decide. We have to agree on this. </text:p>
      <text:p text:style-name="P3">A: If you say no that will be the end of it! </text:p>
      <text:p text:style-name="P3">A: Sam this has impacted our lives too much but some good can still come from it if we are careful. </text:p>
      <text:p text:style-name="P3">A: Whatever you decide Sam, I’ll go with! </text:p>
      <text:p text:style-name="P3"/>
      <text:p text:style-name="P3">Decision time Each decision ends the game but with different ending texts</text:p>
      <text:p text:style-name="P3"/>
      <text:p text:style-name="P3">A. We burn it to the ground! </text:p>
      <text:p text:style-name="P3"/>
      <text:p text:style-name="P3">B. We separate keeping our distance with the branch and map and we never speak of this again.</text:p>
      <text:p text:style-name="P3"/>
      <text:p text:style-name="P3">C. We use it to change past events and try to right the wrongs of the past.</text:p>
      <text:p text:style-name="P3"/>
      <text:p text:style-name="P3">(Option D available if you went to the future in option D) </text:p>
      <text:p text:style-name="P3">D. Keep the tree and safe guard it for generation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30T09:19:03.562000000</meta:creation-date>
    <dc:date>2023-02-04T11:18:06.436000000</dc:date>
    <meta:editing-duration>P4DT7H51M26S</meta:editing-duration>
    <meta:editing-cycles>6</meta:editing-cycles>
    <meta:generator>LibreOffice/7.4.5.1$Windows_X86_64 LibreOffice_project/9c0871452b3918c1019dde9bfac75448afc4b57f</meta:generator>
    <meta:document-statistic meta:table-count="0" meta:image-count="10" meta:object-count="0" meta:page-count="19" meta:paragraph-count="672" meta:word-count="7523" meta:character-count="38616" meta:non-whitespace-character-count="31294"/>
  </office:meta>
</office:document-meta>
</file>